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950e" draw:opacity="0%" draw:textarea-horizontal-align="justify" draw:textarea-vertical-align="middle" draw:auto-grow-height="false" draw:shadow-opacity="0%"/>
    </style:style>
    <style:style style:name="gr5" style:family="graphic" style:parent-style-name="objectwithoutfill">
      <style:graphic-properties svg:stroke-width="0.254cm" svg:stroke-color="#3465a4" draw:marker-start-width="0.965cm" draw:marker-end-width="0.965cm" svg:stroke-linecap="round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  <draw:custom-shape draw:style-name="gr4" draw:text-style-name="P1" draw:layer="layout" svg:width="3.175cm" svg:height="3.158cm" svg:x="6.224cm" svg:y="2.36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" draw:id="id1" draw:layer="layout" draw:type="line" svg:x1="5.858cm" svg:y1="5.225cm" svg:x2="5.858cm" svg:y2="5.99cm" svg:d="M5858 5225v765" svg:viewBox="0 0 1 766">
          <text:p/>
        </draw:connector>
        <draw:connector draw:style-name="gr5" draw:text-style-name="P1" draw:layer="layout" draw:type="line" svg:x1="5.858cm" svg:y1="5.99cm" svg:x2="6.573cm" svg:y2="6.007cm" draw:start-shape="id1" draw:start-glue-point="3" svg:d="M5858 5990l715 17" svg:viewBox="0 0 716 18">
          <text:p/>
        </draw:connector>
        <draw:line draw:style-name="gr6" draw:text-style-name="P1" draw:layer="layout" svg:x1="4.597cm" svg:y1="2.367cm" svg:x2="4.597cm" svg:y2="5.525cm">
          <text:p/>
        </draw:line>
        <draw:line draw:style-name="gr6" draw:text-style-name="P1" draw:layer="layout" svg:x1="4.597cm" svg:y1="5.596cm" svg:x2="4.597cm" svg:y2="8.796cm">
          <text:p/>
        </draw:line>
        <draw:line draw:style-name="gr6" draw:text-style-name="P1" draw:layer="layout" svg:x1="7.797cm" svg:y1="2.367cm" svg:x2="7.797cm" svg:y2="5.525cm">
          <text:p/>
        </draw:line>
        <draw:line draw:style-name="gr6" draw:text-style-name="P1" draw:layer="layout" svg:x1="7.797cm" svg:y1="5.596cm" svg:x2="7.797cm" svg:y2="8.796cm">
          <text:p/>
        </draw:line>
        <draw:line draw:style-name="gr6" draw:text-style-name="P1" draw:layer="layout" svg:x1="2.997cm" svg:y1="3.967cm" svg:x2="6.157cm" svg:y2="3.967cm">
          <text:p/>
        </draw:line>
        <draw:line draw:style-name="gr6" draw:text-style-name="P1" draw:layer="layout" svg:x1="2.997cm" svg:y1="7.167cm" svg:x2="6.157cm" svg:y2="7.167cm">
          <text:p/>
        </draw:line>
        <draw:line draw:style-name="gr6" draw:text-style-name="P1" draw:layer="layout" svg:x1="6.224cm" svg:y1="3.967cm" svg:x2="9.399cm" svg:y2="3.967cm">
          <text:p/>
        </draw:line>
        <draw:line draw:style-name="gr6" draw:text-style-name="P1" draw:layer="layout" svg:x1="6.225cm" svg:y1="7.167cm" svg:x2="9.4cm" svg:y2="7.1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20T09:44:18.756450440</dc:date>
    <dc:creator>elucterio </dc:creator>
    <meta:editing-duration>PT24M57S</meta:editing-duration>
    <meta:editing-cycles>8</meta:editing-cycles>
    <meta:generator>LibreOffice/4.2.8.2$Linux_X86_64 LibreOffice_project/420m0$Build-2</meta:generator>
    <meta:document-statistic meta:object-count="77"/>
  </office:meta>
</office:document-meta>
</file>